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, Arial" style:font-family-generic="swiss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hesis_5f_body">
      <style:text-properties fo:color="#000000"/>
    </style:style>
    <style:style style:name="P3" style:family="paragraph" style:parent-style-name="Thesis_5f_body">
      <style:text-properties fo:color="#000000" fo:language="en" fo:country="US"/>
    </style:style>
    <style:style style:name="P4" style:family="paragraph" style:parent-style-name="Thesis_5f_body">
      <style:text-properties fo:color="#800000"/>
    </style:style>
    <style:style style:name="P5" style:family="paragraph" style:parent-style-name="Thesis_5f_body">
      <style:text-properties fo:color="#990000"/>
    </style:style>
    <style:style style:name="P6" style:family="paragraph" style:parent-style-name="Thesis_5f_body">
      <style:text-properties fo:language="en" fo:country="US"/>
    </style:style>
    <style:style style:name="P7" style:family="paragraph" style:parent-style-name="Thesis_5f_body">
      <style:paragraph-properties fo:margin-left="1.439cm" fo:margin-right="0cm" fo:text-indent="0.72cm" style:auto-text-indent="false"/>
    </style:style>
    <style:style style:name="P8" style:family="paragraph" style:parent-style-name="Thesis_5f_body">
      <style:paragraph-properties fo:margin-left="2.879cm" fo:margin-right="0cm" fo:text-indent="0.72cm" style:auto-text-indent="false"/>
    </style:style>
    <style:style style:name="P9" style:family="paragraph" style:parent-style-name="Header_20_left_20__28_user_29_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italic" fo:background-color="#ffff00" loext:char-shading-value="0" style:font-style-asian="italic" style:font-style-complex="italic"/>
    </style:style>
    <style:style style:name="T7" style:family="text">
      <style:text-properties fo:color="#000000" fo:background-color="#ffff00" loext:char-shading-value="0"/>
    </style:style>
    <style:style style:name="T8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0000" fo:language="en" fo:country="US"/>
    </style:style>
    <style:style style:name="T10" style:family="text">
      <style:text-properties fo:color="#000000" fo:language="en" fo:country="US" fo:font-style="italic" style:font-style-asian="italic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800000"/>
    </style:style>
    <style:style style:name="T14" style:family="text">
      <style:text-properties fo:color="#990000"/>
    </style:style>
    <style:style style:name="T1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Footer"/>
      <text:p text:style-name="P1">Тип Annelida</text:p>
      <text:p text:style-name="Thesis_5f_body"><text:tab/><text:span text:style-name="T2">Клас Clitellata</text:span></text:p>
      <text:p text:style-name="Thesis_5f_body"><text:tab/><text:tab/>Подклас Hirudinea</text:p>
      <text:p text:style-name="Thesis_5f_body"><text:tab/><text:tab/><text:tab/><text:tab/><text:tab/>Hirudinea g.sp.</text:p>
      <text:p text:style-name="Thesis_5f_body"><text:tab/><text:tab/>Подклас Oligochaeta</text:p>
      <text:p text:style-name="Thesis_5f_body"><text:tab/><text:tab/><text:tab/><text:tab/><text:tab/>Oligochaeta g.sp.</text:p>
      <text:p text:style-name="Thesis_5f_body"><text:tab/><text:span text:style-name="T2">Клас Polychaeta</text:span></text:p>
      <text:p text:style-name="Thesis_5f_body"><text:tab/><text:tab/>Подклас Errantia</text:p>
      <text:p text:style-name="Thesis_5f_body"><text:tab/><text:tab/><text:tab/>Разред Eunicida</text:p>
      <text:p text:style-name="Thesis_5f_body"><text:tab/><text:tab/><text:tab/><text:tab/><text:span text:style-name="T3">Семейство Dorvilleidae</text:span></text:p>
      <text:p text:style-name="Thesis_5f_body"><text:span text:style-name="T3"><text:tab/><text:tab/><text:tab/><text:tab/><text:tab/></text:span><text:span text:style-name="T4">Protodorvillea kefersteini</text:span><text:span text:style-name="T3"> (McIntosh, 1869)</text:span></text:p>
      <text:p text:style-name="Thesis_5f_body"><text:span text:style-name="T3"><text:tab/><text:tab/><text:tab/><text:tab/><text:tab/></text:span><text:span text:style-name="T4">Schistomeringos rudolphi</text:span><text:span text:style-name="T3"> (Delle Chiaje, 1828)</text:span></text:p>
      <text:p text:style-name="Thesis_5f_body"><text:tab/><text:tab/><text:tab/><text:tab/>Семейство Eunicidae</text:p>
      <text:p text:style-name="Thesis_5f_body"><text:span text:style-name="T3"><text:tab/><text:tab/><text:tab/><text:tab/><text:tab/></text:span><text:span text:style-name="T4">Eunice vittata</text:span><text:span text:style-name="T3"> (Delle Chiaje, 1828)</text:span></text:p>
      <text:p text:style-name="Thesis_5f_body"><text:span text:style-name="T3"><text:tab/><text:tab/><text:tab/><text:tab/><text:tab/></text:span><text:span text:style-name="T4">Lysidice ninetta</text:span><text:span text:style-name="T3"> Audouin &amp; H. Milne Edwards, 1833</text:span></text:p>
      <text:p text:style-name="Thesis_5f_body"><text:tab/><text:tab/><text:tab/>Разред Phyllodocida</text:p>
      <text:p text:style-name="Thesis_5f_body"><text:tab/><text:tab/><text:tab/><text:tab/><text:span text:style-name="T13">Подразред Aphroditiformia</text:span></text:p>
      <text:p text:style-name="Thesis_5f_body"><text:span text:style-name="T13"><text:tab/><text:tab/><text:tab/><text:tab/></text:span><text:span text:style-name="T3">Семейство Pholoidae</text:span></text:p>
      <text:p text:style-name="Thesis_5f_body"><text:span text:style-name="T3"><text:tab/><text:tab/><text:tab/><text:tab/><text:tab/></text:span><text:span text:style-name="T4">Pholoe inornata</text:span><text:span text:style-name="T3"> Johnston, 1839</text:span></text:p>
      <text:p text:style-name="P2"><text:tab/><text:tab/><text:tab/><text:tab/>Семейство Polynoidae</text:p>
      <text:p text:style-name="Thesis_5f_body"><text:span text:style-name="T3"><text:tab/><text:tab/><text:tab/><text:tab/><text:tab/></text:span><text:span text:style-name="T4">Harmothoe extenuata</text:span><text:span text:style-name="T3"> (Grube, 1840)</text:span></text:p>
      <text:p text:style-name="Thesis_5f_body"><text:span text:style-name="T3"><text:tab/><text:tab/><text:tab/><text:tab/><text:tab/></text:span><text:span text:style-name="T4">Harmothoe imbricata</text:span><text:span text:style-name="T3"> (Linnaeus, 1767)</text:span></text:p>
      <text:p text:style-name="Thesis_5f_body"><text:span text:style-name="T3"><text:tab/><text:tab/><text:tab/><text:tab/><text:tab/></text:span><text:span text:style-name="T4">Harmothoe reticulata</text:span><text:span text:style-name="T3"> (Claparède, 1870)</text:span></text:p>
      <text:p text:style-name="Thesis_5f_body"><text:span text:style-name="T3"><text:tab/><text:tab/><text:tab/><text:tab/><text:tab/></text:span><text:span text:style-name="T4">Polynoe scolopendrina</text:span><text:span text:style-name="T3"> Savigny, 1822</text:span></text:p>
      <text:p text:style-name="P2"><text:tab/><text:tab/><text:tab/><text:tab/>Семейство Sigalionidae</text:p>
      <text:p text:style-name="Thesis_5f_body"><text:span text:style-name="T3"><text:tab/><text:tab/><text:tab/><text:tab/><text:tab/></text:span><text:span text:style-name="T4">Pisione remota</text:span><text:span text:style-name="T3"> (Southern, 1914)</text:span></text:p>
      <text:p text:style-name="Thesis_5f_body"><text:span text:style-name="T3"><text:tab/><text:tab/><text:tab/><text:tab/></text:span><text:span text:style-name="T13">Подразред Glycerformia</text:span></text:p>
      <text:p text:style-name="Thesis_5f_body"><text:span text:style-name="T3"><text:tab/><text:tab/><text:tab/><text:tab/></text:span>Семейство Glyceridae</text:p>
      <text:p text:style-name="Thesis_5f_body"><text:tab/><text:tab/><text:tab/><text:tab/><text:tab/><text:span text:style-name="T4">Glycera tridactyla</text:span><text:span text:style-name="T3"> Schmarda, 1861</text:span></text:p>
      <text:p text:style-name="Thesis_5f_body"><text:tab/><text:tab/><text:tab/><text:tab/><text:tab/><text:span text:style-name="T4">Glycera unicornis</text:span><text:span text:style-name="T3"> Lamarck, 1818<text:tab/><text:tab/><text:tab/></text:span></text:p>
      <text:p text:style-name="Thesis_5f_body"><text:span text:style-name="T3"><text:tab/><text:tab/><text:tab/><text:tab/></text:span><text:span text:style-name="T13">Подразред Nereidiformia</text:span></text:p>
      <text:p text:style-name="P2"><text:tab/><text:tab/><text:tab/><text:tab/>Семейство Hesionidae</text:p>
      <text:p text:style-name="Thesis_5f_body"><text:span text:style-name="T3"><text:tab/><text:tab/><text:tab/><text:tab/><text:tab/></text:span><text:span text:style-name="T4">Microphthalmus fragilis</text:span><text:span text:style-name="T3"> Bobretzky, 1870</text:span></text:p>
      <text:p text:style-name="Thesis_5f_body"><text:span text:style-name="T3"><text:tab/><text:tab/><text:tab/><text:tab/><text:tab/></text:span><text:span text:style-name="T4">Microphthalmus similis</text:span><text:span text:style-name="T3"> Bobretzky, 1870<text:tab/><text:tab/><text:tab/><text:tab/></text:span></text:p>
      <text:p text:style-name="Thesis_5f_body"><text:tab/><text:tab/><text:tab/><text:tab/>Семейство Nereididae</text:p>
      <text:p text:style-name="Thesis_5f_body"><text:tab/><text:tab/><text:tab/><text:tab/><text:tab/><text:span text:style-name="T4">Alitta succinea</text:span><text:span text:style-name="T3"> (Leuckart, 1847)</text:span></text:p>
      <text:p text:style-name="Thesis_5f_body"><text:span text:style-name="T3"><text:tab/><text:tab/><text:tab/><text:tab/><text:tab/></text:span><text:span text:style-name="T4">Neanthes</text:span><text:span text:style-name="T3"> sp. Kinberg, 1865</text:span></text:p>
      <text:p text:style-name="Thesis_5f_body"><text:span text:style-name="T3"><text:tab/><text:tab/><text:tab/><text:tab/><text:tab/></text:span><text:span text:style-name="T4">Nereis pelagica</text:span><text:span text:style-name="T3"> Linnaeus, 1758</text:span></text:p>
      <text:p text:style-name="Thesis_5f_body"><text:span text:style-name="T3"><text:tab/><text:tab/><text:tab/><text:tab/><text:tab/></text:span><text:span text:style-name="T4">Nereis perivisceralis</text:span><text:span text:style-name="T3"> Claparède, 1868</text:span></text:p>
      <text:p text:style-name="Thesis_5f_body"><text:span text:style-name="T3"><text:tab/><text:tab/><text:tab/><text:tab/><text:tab/></text:span><text:span text:style-name="T4">Nereis pulsatoria</text:span><text:span text:style-name="T3"> (Savigny, 1822)</text:span></text:p>
      <text:p text:style-name="Thesis_5f_body"><text:span text:style-name="T3"><text:tab/><text:tab/><text:tab/><text:tab/><text:tab/></text:span><text:span text:style-name="T4">Nereis rava</text:span><text:span text:style-name="T3"> Ehlers, 1864</text:span></text:p>
      <text:p text:style-name="Thesis_5f_body"><text:span text:style-name="T3"><text:tab/><text:tab/><text:tab/><text:tab/><text:tab/></text:span><text:span text:style-name="T4">Perinereis cultrifera</text:span><text:span text:style-name="T3"> (Grube, 1840)</text:span></text:p>
      <text:p text:style-name="Thesis_5f_body"><text:span text:style-name="T3"><text:tab/><text:tab/><text:tab/><text:tab/><text:tab/></text:span><text:span text:style-name="T4">Platynereis dumerilii</text:span><text:span text:style-name="T3"> (Audouin &amp; Milne Edwards, 1834)</text:span></text:p>
      <text:p text:style-name="Thesis_5f_body"><text:tab/><text:tab/><text:tab/><text:tab/>Семейство Syllidae</text:p>
      <text:p text:style-name="Thesis_5f_body"><text:span text:style-name="T3"><text:tab/><text:tab/><text:tab/><text:tab/><text:tab/></text:span><text:span text:style-name="T4">Exogone naidina</text:span><text:span text:style-name="T3"> Örsted, 1845</text:span></text:p>
      <text:p text:style-name="Thesis_5f_body"><text:span text:style-name="T3"><text:tab/><text:tab/><text:tab/><text:tab/><text:tab/></text:span><text:span text:style-name="T4">Salvatoria clavata</text:span><text:span text:style-name="T3"> (Claparède, 1863)</text:span></text:p>
      <text:p text:style-name="Thesis_5f_body"><text:span text:style-name="T3"><text:tab/><text:tab/><text:tab/><text:tab/><text:tab/></text:span><text:span text:style-name="T4">Sphaerosyllis hystrix</text:span><text:span text:style-name="T3"> Claparède, 1863</text:span></text:p>
      <text:p text:style-name="Thesis_5f_body"><text:span text:style-name="T3"><text:tab/><text:tab/><text:tab/><text:tab/><text:tab/></text:span><text:span text:style-name="T4">Streptosyllis bidentata</text:span><text:span text:style-name="T3"> Southern, 1914</text:span></text:p>
      <text:p text:style-name="Thesis_5f_body"><text:span text:style-name="T3"><text:tab/><text:tab/><text:tab/><text:tab/><text:tab/></text:span><text:span text:style-name="T4">Syllis gracilis</text:span><text:span text:style-name="T3"> Grube, 1840</text:span></text:p>
      <text:p text:style-name="Thesis_5f_body"><text:tab/><text:tab/><text:tab/><text:tab/><text:tab/><text:span text:style-name="T11">Syllis hyalina</text:span> Grube, 1863</text:p>
      <text:p text:style-name="Thesis_5f_body"><text:tab/><text:tab/><text:tab/><text:tab/><text:span text:style-name="T13">Подразред Phyllodocida incertae sedis</text:span></text:p>
      <text:p text:style-name="Thesis_5f_body"><text:tab/><text:tab/><text:tab/><text:tab/>Семейство Nephtyidae</text:p>
      <text:p text:style-name="Thesis_5f_body"><text:span text:style-name="T3"><text:tab/><text:tab/><text:tab/><text:tab/><text:tab/></text:span><text:span text:style-name="T4">Micronephthys stammeri</text:span><text:span text:style-name="T3"> (Augener, 1932)</text:span></text:p>
      <text:p text:style-name="Thesis_5f_body"><text:span text:style-name="T3"><text:tab/><text:tab/><text:tab/><text:tab/><text:tab/></text:span><text:span text:style-name="T4">Nephtys cirrosa</text:span><text:span text:style-name="T3"> Ehlers, 1868</text:span></text:p>
      <text:p text:style-name="Thesis_5f_body"><text:span text:style-name="T3"><text:tab/><text:tab/><text:tab/><text:tab/><text:tab/></text:span><text:span text:style-name="T4">Nephtys hombergii</text:span><text:span text:style-name="T3"> Savigny in Lamarck, 1818</text:span></text:p>
      <text:p text:style-name="Thesis_5f_body"><text:tab/><text:tab/><text:tab/><text:tab/><text:tab/><text:span text:style-name="T11">Nephtys kersivalensis</text:span> McIntosh, 1908</text:p>
      <text:p text:style-name="Thesis_5f_body"><text:tab/><text:tab/><text:tab/><text:tab/><text:span text:style-name="T13">Подразред Phyllodociformia</text:span></text:p>
      <text:p text:style-name="Thesis_5f_body"><text:soft-page-break/><text:tab/><text:tab/><text:tab/><text:tab/>Семейство Phyllodocidae</text:p>
      <text:p text:style-name="Thesis_5f_body"><text:span text:style-name="T3"><text:tab/><text:tab/><text:tab/><text:tab/><text:tab/></text:span><text:span text:style-name="T4">Eteone flava </text:span><text:span text:style-name="T3">(Fabricius, 1780)</text:span></text:p>
      <text:p text:style-name="Thesis_5f_body"><text:span text:style-name="T3"><text:tab/><text:tab/><text:tab/><text:tab/><text:tab/></text:span><text:span text:style-name="T4">Eulalia viridis</text:span><text:span text:style-name="T3"> (Linnaeus, 1767)</text:span></text:p>
      <text:p text:style-name="Thesis_5f_body"><text:span text:style-name="T3"><text:tab/><text:tab/><text:tab/><text:tab/><text:tab/></text:span><text:span text:style-name="T6">Genetyllis tuberculata </text:span><text:span text:style-name="T7">(Bobretzky, 1868)</text:span></text:p>
      <text:p text:style-name="Thesis_5f_body"><text:span text:style-name="T3"><text:tab/><text:tab/><text:tab/><text:tab/><text:tab/></text:span><text:span text:style-name="T4">Mysta picta</text:span><text:span text:style-name="T3"> (Quatrefages, 1866)</text:span></text:p>
      <text:p text:style-name="Thesis_5f_body"><text:span text:style-name="T3"><text:tab/><text:tab/><text:tab/><text:tab/><text:tab/></text:span><text:span text:style-name="T4">Phyllodoce maculata</text:span><text:span text:style-name="T3"> (Linnaeus, 1767)</text:span></text:p>
      <text:p text:style-name="Thesis_5f_body"><text:span text:style-name="T3"><text:tab/><text:tab/><text:tab/><text:tab/><text:tab/></text:span><text:span text:style-name="T4">Phyllodoce mucosa</text:span><text:span text:style-name="T3"> Örsted, 1843<text:tab/><text:tab/><text:tab/><text:tab/></text:span></text:p>
      <text:p text:style-name="P2"><text:tab/><text:tab/>Подклас Polychaeta incertae sedis</text:p>
      <text:p text:style-name="P2"><text:span text:style-name="T12"><text:tab/><text:tab/><text:tab/></text:span><text:tab/>Семейство Dinophilidae</text:p>
      <text:p text:style-name="Thesis_5f_body"><text:span text:style-name="T3"><text:tab/><text:tab/><text:tab/><text:tab/><text:tab/> </text:span><text:span text:style-name="T4">Dinophilus gyrociliatus</text:span><text:span text:style-name="T3"> O. Schmidt, 1857</text:span></text:p>
      <text:p text:style-name="P2"><text:tab/><text:tab/><text:tab/><text:tab/>Семейство Polygordiidae</text:p>
      <text:p text:style-name="Thesis_5f_body"><text:span text:style-name="T3"><text:tab/><text:tab/><text:tab/><text:tab/><text:tab/></text:span><text:span text:style-name="T4">Polygordius neapolitanus</text:span><text:span text:style-name="T3"> Fraipont, 1887</text:span></text:p>
      <text:p text:style-name="P2"><text:tab/><text:tab/><text:tab/><text:tab/>Семейство Protodrilidae</text:p>
      <text:p text:style-name="Thesis_5f_body"><text:span text:style-name="T3"><text:tab/><text:tab/><text:tab/><text:tab/><text:tab/></text:span><text:span text:style-name="T4">Protodrilus flavocapitatus</text:span><text:span text:style-name="T3"> Uljanin, 1877</text:span></text:p>
      <text:p text:style-name="Thesis_5f_body"><text:tab/><text:tab/>Подклас Sedentaria</text:p>
      <text:p text:style-name="Thesis_5f_body"><text:span text:style-name="T3"><text:tab/><text:tab/><text:tab/></text:span><text:span text:style-name="T13">Инфраклас Canalipalpata</text:span></text:p>
      <text:p text:style-name="P2"><text:tab/><text:tab/><text:tab/>Разред Sabellida</text:p>
      <text:p text:style-name="Thesis_5f_body"><text:tab/><text:tab/><text:tab/><text:tab/>Семейство Sabellidae</text:p>
      <text:p text:style-name="Thesis_5f_body"><text:span text:style-name="T3"><text:tab/><text:tab/><text:tab/><text:tab/><text:tab/></text:span><text:span text:style-name="T4">Sabellaria taurica</text:span><text:span text:style-name="T3"> (Rathke, 1837)</text:span></text:p>
      <text:p text:style-name="P2"><text:tab/><text:tab/><text:tab/>Разред Spionida</text:p>
      <text:p text:style-name="Thesis_5f_body"><text:span text:style-name="T3"><text:tab/><text:tab/><text:tab/><text:tab/>Семейство </text:span>Magelonidae</text:p>
      <text:p text:style-name="Thesis_5f_body"><text:span text:style-name="T3"><text:tab/><text:tab/><text:tab/><text:tab/><text:tab/></text:span><text:span text:style-name="T4">Magelona papillicornis</text:span><text:span text:style-name="T3"> F. Müller, 1858</text:span></text:p>
      <text:p text:style-name="Thesis_5f_body"><text:span text:style-name="T3"><text:tab/><text:tab/><text:tab/><text:tab/><text:tab/></text:span><text:span text:style-name="T4">Magelona rosea</text:span><text:span text:style-name="T3"> Moore, 1907</text:span></text:p>
      <text:p text:style-name="Thesis_5f_body"><text:tab/><text:tab/><text:tab/><text:tab/>Семейство Spionidae</text:p>
      <text:p text:style-name="Thesis_5f_body"><text:span text:style-name="T3"><text:tab/><text:tab/><text:tab/><text:tab/><text:tab/></text:span><text:span text:style-name="T4">Aonides paucibranchiata</text:span><text:span text:style-name="T3"> Southern, 1914</text:span></text:p>
      <text:p text:style-name="Thesis_5f_body"><text:span text:style-name="T3"><text:tab/><text:tab/><text:tab/><text:tab/><text:tab/></text:span><text:span text:style-name="T4">Polydora ciliata</text:span><text:span text:style-name="T3"> (Johnston, 1838)</text:span></text:p>
      <text:p text:style-name="Thesis_5f_body"><text:span text:style-name="T3"><text:tab/><text:tab/><text:tab/><text:tab/><text:tab/></text:span><text:span text:style-name="T4">Prionospio cirrifera</text:span><text:span text:style-name="T3"> Wirén, 1883</text:span></text:p>
      <text:p text:style-name="Thesis_5f_body"><text:span text:style-name="T3"><text:tab/><text:tab/><text:tab/><text:tab/><text:tab/></text:span><text:span text:style-name="T4">Spio filicornis</text:span><text:span text:style-name="T3"> (Müller, 1776)</text:span></text:p>
      <text:p text:style-name="Thesis_5f_body"><text:tab/><text:tab/><text:tab/>Разред Terebellida</text:p>
      <text:p text:style-name="Thesis_5f_body"><text:tab/><text:tab/><text:tab/><text:tab/>Семейство Ampharetidae</text:p>
      <text:p text:style-name="Thesis_5f_body"><text:span text:style-name="T3"><text:tab/><text:tab/><text:tab/><text:tab/><text:tab/></text:span><text:span text:style-name="T4">Melinna palmata</text:span><text:span text:style-name="T3"> Grube, 1870</text:span></text:p>
      <text:p text:style-name="P2"><text:tab/><text:tab/><text:tab/><text:tab/>Семейство Maldanidae</text:p>
      <text:p text:style-name="Thesis_5f_body"><text:span text:style-name="T3"><text:tab/><text:tab/><text:tab/><text:tab/><text:tab/></text:span><text:span text:style-name="T4">Leiochone leiopygos</text:span><text:span text:style-name="T3"> (Grube, 1860)</text:span></text:p>
      <text:p text:style-name="Thesis_5f_body"><text:span text:style-name="T3"><text:tab/><text:tab/><text:tab/><text:tab/><text:tab/></text:span><text:span text:style-name="T4">Maldane glebifex</text:span><text:span text:style-name="T3"> Grube, 1860</text:span></text:p>
      <text:p text:style-name="Thesis_5f_body"><text:span text:style-name="T3"><text:tab/><text:tab/><text:tab/><text:tab/><text:tab/></text:span><text:span text:style-name="T4">Micromaldane ornithochaeta</text:span><text:span text:style-name="T3"> Mesnil, 1897</text:span></text:p>
      <text:p text:style-name="P2"><text:tab/><text:tab/><text:tab/><text:tab/>Семейство Pectinariidae</text:p>
      <text:p text:style-name="Thesis_5f_body"><text:span text:style-name="T3"><text:tab/><text:tab/><text:tab/><text:tab/><text:tab/></text:span><text:span text:style-name="T4">Lagis koreni</text:span><text:span text:style-name="T3"> Malmgren, 1866</text:span></text:p>
      <text:p text:style-name="P2"><text:tab/><text:tab/><text:tab/><text:tab/>Семейство Sternaspidae</text:p>
      <text:p text:style-name="Thesis_5f_body"><text:span text:style-name="T3"><text:tab/><text:tab/><text:tab/><text:tab/><text:tab/></text:span><text:span text:style-name="T4">Sternaspis scutata </text:span><text:span text:style-name="T3">Ranzani, 1817</text:span></text:p>
      <text:p text:style-name="P2"><text:tab/><text:tab/><text:tab/><text:tab/>Семейство Terebellidae</text:p>
      <text:p text:style-name="Thesis_5f_body"><text:span text:style-name="T3"><text:tab/><text:tab/><text:tab/><text:tab/><text:tab/></text:span><text:span text:style-name="T4">Amphitritides gracilis</text:span><text:span text:style-name="T3"> (Grube, 1860)</text:span></text:p>
      <text:p text:style-name="Thesis_5f_body"><text:span text:style-name="T3"><text:tab/><text:tab/><text:tab/><text:tab/><text:tab/></text:span><text:span text:style-name="T4">Polycirrus caliendrum</text:span><text:span text:style-name="T3"> Claparède, 1869</text:span></text:p>
      <text:p text:style-name="Thesis_5f_body"><text:span text:style-name="T3"><text:tab/><text:tab/><text:tab/><text:tab/><text:tab/></text:span><text:span text:style-name="T4">Polycirrus jubatus</text:span><text:span text:style-name="T3"> Bobretzky, 1869</text:span></text:p>
      <text:p text:style-name="Thesis_5f_body"><text:span text:style-name="T3"><text:tab/><text:tab/><text:tab/></text:span><text:span text:style-name="T13">Инфраклас Scolecida</text:span></text:p>
      <text:p text:style-name="Thesis_5f_body"><text:tab/><text:tab/><text:tab/><text:tab/>Семейство Capitellidae</text:p>
      <text:p text:style-name="Thesis_5f_body"><text:span text:style-name="T3"><text:tab/><text:tab/><text:tab/><text:tab/><text:tab/></text:span><text:span text:style-name="T4">Capitella capitata</text:span><text:span text:style-name="T3"> (Fabricius, 1780)</text:span></text:p>
      <text:p text:style-name="Thesis_5f_body"><text:span text:style-name="T3"><text:tab/><text:tab/><text:tab/><text:tab/><text:tab/></text:span><text:span text:style-name="T4">Capitella minima</text:span><text:span text:style-name="T3"> Langerhans, 1881</text:span></text:p>
      <text:p text:style-name="Thesis_5f_body"><text:span text:style-name="T3"><text:tab/><text:tab/><text:tab/><text:tab/><text:tab/></text:span><text:span text:style-name="T4">Heteromastus filiformis</text:span><text:span text:style-name="T3"> (Claparède, 1864)</text:span></text:p>
      <text:p text:style-name="P2"><text:tab/><text:tab/><text:tab/><text:tab/>Семейство Opheliidae</text:p>
      <text:p text:style-name="Thesis_5f_body"><text:span text:style-name="T3"><text:tab/><text:tab/><text:tab/><text:tab/><text:tab/></text:span><text:span text:style-name="T4">Ophelia limacina</text:span><text:span text:style-name="T3"> (Rathke, 1843)</text:span></text:p>
      <text:p text:style-name="Thesis_5f_body"><text:tab/><text:tab/><text:tab/><text:tab/>Семейство Paraonidae</text:p>
      <text:p text:style-name="Thesis_5f_body"><text:span text:style-name="T3"><text:tab/><text:tab/><text:tab/><text:tab/><text:tab/></text:span><text:span text:style-name="T4">Aricidea (Strelzovia) claudiae</text:span><text:span text:style-name="T3"> Laubier, 1967</text:span></text:p>
      <text:p text:style-name="Thesis_5f_body"><text:span text:style-name="T3"><text:tab/><text:tab/><text:tab/><text:tab/><text:tab/></text:span><text:span text:style-name="T4">Paradoneis harpagonea</text:span><text:span text:style-name="T3"> (Storch, 1967)<text:tab/><text:tab/><text:tab/><text:tab/></text:span></text:p>
      <text:p text:style-name="Thesis_5f_body"><text:tab/></text:p>
      <text:p text:style-name="P1">Тип Arthropoda</text:p>
      <text:p text:style-name="Thesis_5f_body"><text:tab/><text:span text:style-name="T13">Подтип Chelicerata</text:span></text:p>
      <text:p text:style-name="Thesis_5f_body"><text:tab/><text:span text:style-name="T8">Клас Arachnida</text:span></text:p>
      <text:p text:style-name="Thesis_5f_body"><text:tab/><text:tab/>Подклас Acari</text:p>
      <text:p text:style-name="Thesis_5f_body"><text:tab/><text:tab/><text:tab/><text:tab/><text:tab/>Acari g.sp.</text:p>
      <text:p text:style-name="P4"><text:soft-page-break/><text:tab/>Подтип Crustacea</text:p>
      <text:p text:style-name="Thesis_5f_body"><text:tab/><text:span text:style-name="T2">Клас Malacostraca</text:span></text:p>
      <text:p text:style-name="P2"><text:tab/><text:tab/>Подклас Eumalacostraca</text:p>
      <text:p text:style-name="Thesis_5f_body"><text:span text:style-name="T3"><text:tab/><text:tab/><text:tab/></text:span><text:span text:style-name="T13">Надразред Eucarida</text:span></text:p>
      <text:p text:style-name="P2"><text:tab/><text:tab/><text:tab/>Разред Decapoda</text:p>
      <text:p text:style-name="Thesis_5f_body"><text:tab/><text:tab/><text:tab/><text:tab/>Семейство Callianassidae</text:p>
      <text:p text:style-name="Thesis_5f_body"><text:span text:style-name="T3"><text:tab/><text:tab/><text:tab/><text:tab/><text:tab/></text:span><text:span text:style-name="T4">Pestarella candida</text:span><text:span text:style-name="T3"> (Olivi, 1792)</text:span></text:p>
      <text:p text:style-name="P2"><text:tab/><text:tab/><text:tab/><text:tab/>Семейство Diogenidae</text:p>
      <text:p text:style-name="Thesis_5f_body"><text:span text:style-name="T3"><text:tab/><text:tab/><text:tab/><text:tab/><text:tab/></text:span><text:span text:style-name="T4">Diogenes pugilator</text:span><text:span text:style-name="T3"> (Roux, 1829)</text:span></text:p>
      <text:p text:style-name="P2"><text:tab/><text:tab/><text:tab/><text:tab/>Семейство Panopeidae</text:p>
      <text:p text:style-name="Thesis_5f_body"><text:span text:style-name="T3"><text:tab/><text:tab/><text:tab/><text:tab/><text:tab/></text:span><text:span text:style-name="T4">Rhithropanopeus harrisii</text:span><text:span text:style-name="T3"> (Gould, 1841)</text:span></text:p>
      <text:p text:style-name="P2"><text:tab/><text:tab/><text:tab/><text:tab/>Семейство Varunidae</text:p>
      <text:p text:style-name="Thesis_5f_body"><text:span text:style-name="T3"><text:tab/><text:tab/><text:tab/><text:tab/><text:tab/></text:span><text:span text:style-name="T4">Brachynotus sexdentatus</text:span><text:span text:style-name="T3"> (Risso, 1827)</text:span></text:p>
      <text:p text:style-name="Thesis_5f_body"><text:tab/><text:tab/><text:tab/><text:tab/>Семейство Upogebiidae</text:p>
      <text:p text:style-name="Thesis_5f_body"><text:span text:style-name="T3"><text:tab/><text:tab/><text:tab/><text:tab/><text:tab/></text:span><text:span text:style-name="T4">Upogebia pusilla</text:span><text:span text:style-name="T3"> (Petagna, 1792)</text:span></text:p>
      <text:p text:style-name="Thesis_5f_body"><text:span text:style-name="T3"><text:tab/><text:tab/><text:tab/><text:tab/></text:span><text:span text:style-name="T13">Decapoda larvae</text:span></text:p>
      <text:p text:style-name="Thesis_5f_body"><text:span text:style-name="T3"><text:tab/><text:tab/><text:tab/></text:span><text:span text:style-name="T13">Надразред Peracarida</text:span></text:p>
      <text:p text:style-name="Thesis_5f_body"><text:span text:style-name="T3"><text:tab/><text:tab/><text:tab/></text:span>Разред Amphipoda</text:p>
      <text:p text:style-name="Thesis_5f_body"><text:tab/><text:tab/><text:tab/><text:tab/>Семейство Ampeliscidae</text:p>
      <text:p text:style-name="Thesis_5f_body"><text:tab/><text:tab/><text:tab/><text:tab/><text:tab/><text:span text:style-name="T4">Ampelisca diadema</text:span><text:span text:style-name="T3"> (Costa, 1853)</text:span></text:p>
      <text:p text:style-name="P2"><text:tab/><text:tab/><text:tab/><text:tab/>Семейство Ampithoidae</text:p>
      <text:p text:style-name="Thesis_5f_body"><text:span text:style-name="T3"><text:tab/><text:tab/><text:tab/><text:tab/><text:tab/></text:span><text:span text:style-name="T4">Ampithoe</text:span><text:span text:style-name="T3"> sp. Leach, 1814</text:span></text:p>
      <text:p text:style-name="P2"><text:tab/><text:tab/><text:tab/><text:tab/>Семейство Aoridae</text:p>
      <text:p text:style-name="Thesis_5f_body"><text:span text:style-name="T3"><text:tab/><text:tab/><text:tab/><text:tab/><text:tab/></text:span><text:span text:style-name="T4">Microdeutopus gryllotalpa</text:span><text:span text:style-name="T3"> Costa, 1853</text:span></text:p>
      <text:p text:style-name="Thesis_5f_body"><text:span text:style-name="T3"><text:tab/><text:tab/><text:tab/><text:tab/><text:tab/></text:span><text:span text:style-name="T4">Microdeutopus versiculatus</text:span><text:span text:style-name="T3"> (Bate, 1856)</text:span></text:p>
      <text:p text:style-name="P2"><text:tab/><text:tab/><text:tab/><text:tab/>Семейство Atylidae</text:p>
      <text:p text:style-name="Thesis_5f_body"><text:span text:style-name="T3"><text:tab/><text:tab/><text:tab/><text:tab/><text:tab/></text:span><text:span text:style-name="T4">Nototropis guttatus</text:span><text:span text:style-name="T3"> Costa, 1853</text:span></text:p>
      <text:p text:style-name="P2"><text:tab/><text:tab/><text:tab/><text:tab/>Семейство Bathyporeiidae</text:p>
      <text:p text:style-name="Thesis_5f_body"><text:span text:style-name="T3"><text:tab/><text:tab/><text:tab/><text:tab/><text:tab/></text:span><text:span text:style-name="T4">Bathyporeia guilliamsoniana</text:span><text:span text:style-name="T3"> (Bate, 1857)</text:span></text:p>
      <text:p text:style-name="P2"><text:tab/><text:tab/><text:tab/><text:tab/>Семейство Calliopiidae</text:p>
      <text:p text:style-name="Thesis_5f_body"><text:span text:style-name="T3"><text:tab/><text:tab/><text:tab/><text:tab/><text:tab/></text:span><text:span text:style-name="T4">Apherusa bispinosa</text:span><text:span text:style-name="T3"> (Bate, 1857)</text:span></text:p>
      <text:p text:style-name="P2"><text:tab/><text:tab/><text:tab/><text:tab/>Семейство Corophiidae</text:p>
      <text:p text:style-name="Thesis_5f_body"><text:span text:style-name="T3"><text:tab/><text:tab/><text:tab/><text:tab/><text:tab/></text:span><text:span text:style-name="T4">Crassicorophium crassicorne</text:span><text:span text:style-name="T3"> (Bruzelius, 1859)<text:tab/></text:span></text:p>
      <text:p text:style-name="Thesis_5f_body"><text:span text:style-name="T3"><text:tab/><text:tab/><text:tab/><text:tab/><text:tab/></text:span><text:span text:style-name="T4">Monocorophium acherusicum</text:span><text:span text:style-name="T3"> (Costa, 1853)</text:span></text:p>
      <text:p text:style-name="Thesis_5f_body"><text:span text:style-name="T3"><text:tab/><text:tab/><text:tab/><text:tab/><text:tab/></text:span><text:span text:style-name="T4">Monocorophium insidiosum</text:span><text:span text:style-name="T3"> (Crawford, 1937)</text:span></text:p>
      <text:p text:style-name="P2"><text:tab/><text:tab/><text:tab/><text:tab/>Семейство Dexaminidae</text:p>
      <text:p text:style-name="Thesis_5f_body"><text:span text:style-name="T3"><text:tab/><text:tab/><text:tab/><text:tab/><text:tab/></text:span><text:span text:style-name="T4">Dexamine spinosa</text:span><text:span text:style-name="T3"> (Montagu, 1813)</text:span></text:p>
      <text:p text:style-name="P2"><text:tab/><text:tab/><text:tab/><text:tab/>Семейство Gammaridae</text:p>
      <text:p text:style-name="Thesis_5f_body"><text:span text:style-name="T3"><text:tab/><text:tab/><text:tab/><text:tab/><text:tab/></text:span><text:span text:style-name="T4">Gammarus </text:span><text:span text:style-name="T3">sp. Fabricius, 1775</text:span></text:p>
      <text:p text:style-name="Thesis_5f_body"><text:tab/><text:tab/><text:tab/><text:tab/>Семейство Melitidae</text:p>
      <text:p text:style-name="Thesis_5f_body"><text:span text:style-name="T3"><text:tab/><text:tab/><text:tab/><text:tab/><text:tab/></text:span><text:span text:style-name="T4">Melita palmata</text:span><text:span text:style-name="T3"> (Montagu, 1804)</text:span></text:p>
      <text:p text:style-name="P2"><text:tab/><text:tab/><text:tab/><text:tab/>Семейство Microprotopidae</text:p>
      <text:p text:style-name="Thesis_5f_body"><text:span text:style-name="T3"><text:tab/><text:tab/><text:tab/><text:tab/><text:tab/></text:span><text:span text:style-name="T4">Microprotopus maculatus</text:span><text:span text:style-name="T3"> Norman, 1867</text:span></text:p>
      <text:p text:style-name="P2"><text:tab/><text:tab/><text:tab/><text:tab/>Семейство Oedicerotidae</text:p>
      <text:p text:style-name="Thesis_5f_body"><text:span text:style-name="T3"><text:tab/><text:tab/><text:tab/><text:tab/><text:tab/></text:span><text:span text:style-name="T4">Perioculodes longimanus</text:span><text:span text:style-name="T3"> (Bate &amp; Westwood, 1868)</text:span></text:p>
      <text:p text:style-name="P2"><text:tab/><text:tab/><text:tab/><text:tab/>Семейство Stenothoidae</text:p>
      <text:p text:style-name="Thesis_5f_body"><text:span text:style-name="T3"><text:tab/><text:tab/><text:tab/><text:tab/><text:tab/></text:span><text:span text:style-name="T4">Stenothoe monoculoides</text:span><text:span text:style-name="T3"> (Montagu, 1815)</text:span></text:p>
      <text:p text:style-name="Thesis_5f_body"><text:tab/><text:tab/><text:tab/>Разред Cumacea</text:p>
      <text:p text:style-name="P2"><text:tab/><text:tab/><text:tab/><text:tab/>Семейство Bodotriidae</text:p>
      <text:p text:style-name="Thesis_5f_body"><text:span text:style-name="T3"><text:tab/><text:tab/><text:tab/><text:tab/><text:tab/></text:span><text:span text:style-name="T4">Bodotria arenosa</text:span><text:span text:style-name="T3"> Goodsir, 1843</text:span></text:p>
      <text:p text:style-name="Thesis_5f_body"><text:span text:style-name="T3"><text:tab/><text:tab/><text:tab/><text:tab/><text:tab/></text:span><text:span text:style-name="T4">Cumopsis goodsir</text:span><text:span text:style-name="T3"> (Van Beneden, 1861)</text:span></text:p>
      <text:p text:style-name="Thesis_5f_body"><text:span text:style-name="T3"><text:tab/><text:tab/><text:tab/><text:tab/><text:tab/></text:span><text:span text:style-name="T4">Iphinoe tenella</text:span><text:span text:style-name="T3"> Sars, 1878</text:span></text:p>
      <text:p text:style-name="P2"><text:tab/><text:tab/><text:tab/><text:tab/>Семейство Nannastacidae</text:p>
      <text:p text:style-name="Thesis_5f_body"><text:span text:style-name="T3"><text:tab/><text:tab/><text:tab/><text:tab/><text:tab/></text:span><text:span text:style-name="T4">Cumella (Cumella) limicola</text:span><text:span text:style-name="T3"> Sars, 1879</text:span></text:p>
      <text:p text:style-name="Thesis_5f_body"><text:span text:style-name="T3"><text:tab/><text:tab/><text:tab/><text:tab/><text:tab/></text:span><text:span text:style-name="T4">Cumella (Cumella) pygmaea</text:span><text:span text:style-name="T3"> G.O. Sars, 1865</text:span></text:p>
      <text:p text:style-name="P2"><text:tab/><text:tab/><text:tab/><text:tab/>Семейство Pseudocumatidae</text:p>
      <text:p text:style-name="Thesis_5f_body"><text:span text:style-name="T3"><text:tab/><text:tab/><text:tab/><text:tab/><text:tab/></text:span><text:span text:style-name="T4">Pseudocuma (Pseudocuma) longicorne</text:span><text:span text:style-name="T3"> (Bate, 1858)<text:tab/><text:tab/><text:tab/></text:span></text:p>
      <text:p text:style-name="Thesis_5f_body"><text:tab/><text:tab/><text:tab/>Разред Isopoda</text:p>
      <text:p text:style-name="P2"><text:tab/><text:tab/><text:tab/><text:tab/>Семейство Cirolanidae</text:p>
      <text:p text:style-name="Thesis_5f_body"><text:soft-page-break/><text:span text:style-name="T3"><text:tab/><text:tab/><text:tab/><text:tab/><text:tab/></text:span><text:span text:style-name="T4">Eurydice dollfusi</text:span><text:span text:style-name="T3"> Monod, 1930</text:span></text:p>
      <text:p text:style-name="Thesis_5f_body"><text:span text:style-name="T3"><text:tab/><text:tab/><text:tab/><text:tab/><text:tab/></text:span><text:span text:style-name="T4">Eurydice pontica</text:span><text:span text:style-name="T3"> Czerniavsky, 1868</text:span></text:p>
      <text:p text:style-name="P2"><text:tab/><text:tab/><text:tab/><text:tab/>Семейство Gnathiidae</text:p>
      <text:p text:style-name="Thesis_5f_body"><text:span text:style-name="T3"><text:tab/><text:tab/><text:tab/><text:tab/><text:tab/></text:span><text:span text:style-name="T4">Elaphognathia bacescoi</text:span><text:span text:style-name="T3"> (Kussakin, 1969)</text:span></text:p>
      <text:p text:style-name="P2"><text:tab/><text:tab/><text:tab/><text:tab/>Семейство Idoteidae</text:p>
      <text:p text:style-name="Thesis_5f_body"><text:span text:style-name="T3"><text:tab/><text:tab/><text:tab/><text:tab/><text:tab/></text:span><text:span text:style-name="T4">Idotea balthica</text:span><text:span text:style-name="T3"> (Pallas, 1772)</text:span></text:p>
      <text:p text:style-name="Thesis_5f_body"><text:span text:style-name="T3"><text:tab/><text:tab/><text:tab/><text:tab/><text:tab/></text:span><text:span text:style-name="T4">Stenosoma capito</text:span><text:span text:style-name="T3"> (Rathke, 1837)</text:span></text:p>
      <text:p text:style-name="Thesis_5f_body"><text:tab/><text:tab/><text:tab/>Разред Mysida</text:p>
      <text:p text:style-name="P2"><text:tab/><text:tab/><text:tab/><text:tab/>Семейство Mysidae</text:p>
      <text:p text:style-name="Thesis_5f_body"><text:span text:style-name="T3"><text:tab/><text:tab/><text:tab/><text:tab/><text:tab/></text:span><text:span text:style-name="T4">Gastrosaccus sanctus</text:span><text:span text:style-name="T3"> (Van Beneden, 1861)</text:span></text:p>
      <text:p text:style-name="Thesis_5f_body"><text:tab/><text:tab/><text:tab/>Разред Tanaidacea</text:p>
      <text:p text:style-name="P2"><text:tab/><text:tab/><text:tab/><text:tab/>Семейство Apseudidae</text:p>
      <text:p text:style-name="Thesis_5f_body"><text:span text:style-name="T3"><text:tab/><text:tab/><text:tab/><text:tab/><text:tab/></text:span><text:span text:style-name="T4">Apseudopsis ostroumovi </text:span><text:span text:style-name="T3">Bacescu &amp; Carausu, 1947</text:span></text:p>
      <text:p text:style-name="P2"><text:tab/><text:tab/><text:tab/><text:tab/>Семейство Leptocheliidae</text:p>
      <text:p text:style-name="Thesis_5f_body"><text:span text:style-name="T3"><text:tab/><text:tab/><text:tab/><text:tab/><text:tab/></text:span><text:span text:style-name="T4">Leptochelia savignyi</text:span><text:span text:style-name="T3"> (Krøyer, 1842)</text:span></text:p>
      <text:p text:style-name="Thesis_5f_body"><text:tab/><text:tab/>Подклас Thecostraca</text:p>
      <text:p text:style-name="P2"><text:tab/><text:tab/><text:tab/>Разред Sessilia</text:p>
      <text:p text:style-name="P2"><text:tab/><text:tab/><text:tab/><text:tab/>Семейство Balanidae</text:p>
      <text:p text:style-name="Thesis_5f_body"><text:span text:style-name="T3"><text:tab/><text:tab/><text:tab/><text:tab/><text:tab/></text:span><text:span text:style-name="T4">Amphibalanus improvisus</text:span><text:span text:style-name="T3"> (Darwin, 1854)</text:span></text:p>
      <text:p text:style-name="Thesis_5f_body"><text:tab/><text:span text:style-name="T14">Подтип Hexapoda</text:span></text:p>
      <text:p text:style-name="Thesis_5f_body"><text:tab/><text:span text:style-name="T8">Клас Insecta</text:span></text:p>
      <text:p text:style-name="Thesis_5f_body"><text:tab/><text:tab/>Подклас Pterygota</text:p>
      <text:p text:style-name="Thesis_5f_body"><text:tab/><text:tab/><text:tab/>Разред Diptera</text:p>
      <text:p text:style-name="Thesis_5f_body"><text:tab/><text:tab/><text:tab/><text:tab/>Семейство Chironomidae</text:p>
      <text:p text:style-name="Thesis_5f_body"><text:tab/><text:tab/><text:tab/><text:tab/><text:tab/>Chironomidae larvae</text:p>
      <text:p text:style-name="Thesis_5f_body"/>
      <text:p text:style-name="P1">Тип Chordata</text:p>
      <text:p text:style-name="Thesis_5f_body"><text:tab/><text:span text:style-name="T14">Подтип Cephalocordata</text:span></text:p>
      <text:p text:style-name="Thesis_5f_body"><text:tab/><text:span text:style-name="T2">Клас Leptocardii</text:span></text:p>
      <text:p text:style-name="Thesis_5f_body"><text:tab/><text:tab/><text:tab/><text:tab/>Семейство Branchiostomatidae</text:p>
      <text:p text:style-name="Thesis_5f_body"><text:tab/><text:tab/><text:tab/><text:tab/><text:tab/><text:span text:style-name="T4">Branchiostoma lanceolatum</text:span><text:span text:style-name="T3"> (Pallas, 1774)</text:span></text:p>
      <text:p text:style-name="Thesis_5f_body"><text:span text:style-name="T3"><text:tab/></text:span><text:span text:style-name="T14">Подтип Vertebrata</text:span></text:p>
      <text:p text:style-name="P5"><text:tab/>Надклас Pisces</text:p>
      <text:p text:style-name="P4"><text:tab/><text:tab/><text:tab/><text:tab/><text:tab/>Pisces larvae</text:p>
      <text:p text:style-name="Thesis_5f_body"><text:tab/><text:tab/><text:tab/><text:tab/><text:tab/></text:p>
      <text:p text:style-name="P1">Тип Cnidaria</text:p>
      <text:p text:style-name="Thesis_5f_body"><text:tab/><text:span text:style-name="T2">Клас Anthozoa</text:span></text:p>
      <text:p text:style-name="Thesis_5f_body"><text:tab/><text:tab/>Подклас Hexacorallia</text:p>
      <text:p text:style-name="Thesis_5f_body"><text:tab/><text:tab/><text:tab/>Разред Actiniaria</text:p>
      <text:p text:style-name="Thesis_5f_body"><text:tab/><text:tab/><text:tab/><text:tab/><text:tab/>Actiniaria g.sp.</text:p>
      <text:p text:style-name="Thesis_5f_body"/>
      <text:p text:style-name="P1">Тип Echinodermata</text:p>
      <text:p text:style-name="Thesis_5f_body"><text:tab/><text:span text:style-name="T2">Клас Holothuroidea</text:span></text:p>
      <text:p text:style-name="Thesis_5f_body"><text:tab/><text:tab/><text:tab/>Разред Apodida</text:p>
      <text:p text:style-name="Thesis_5f_body"><text:tab/><text:tab/><text:tab/><text:tab/>Семейство Synaptidae</text:p>
      <text:p text:style-name="Thesis_5f_body"><text:tab/><text:tab/><text:tab/><text:tab/><text:tab/><text:span text:style-name="T4">Leptosynapta inhaerens</text:span><text:span text:style-name="T3"> (O.F. Müller, 1776)</text:span></text:p>
      <text:p text:style-name="Thesis_5f_body"><text:tab/><text:tab/><text:tab/><text:tab/><text:tab/></text:p>
      <text:p text:style-name="P1">Тип Mollusca</text:p>
      <text:p text:style-name="Thesis_5f_body"><text:tab/><text:span text:style-name="T2">Клас Bivalvia</text:span></text:p>
      <text:p text:style-name="Thesis_5f_body"><text:tab/><text:tab/>Подклас Heterodonta</text:p>
      <text:p text:style-name="Thesis_5f_body"><text:tab/><text:tab/><text:tab/><text:tab/>Семейство Thraciidae</text:p>
      <text:p text:style-name="Thesis_5f_body"><text:tab/><text:tab/><text:tab/><text:tab/><text:tab/><text:span text:style-name="T4">Thracia phaseolina</text:span><text:span text:style-name="T3"> (Lamarck, 1818)</text:span></text:p>
      <text:p text:style-name="Thesis_5f_body"><text:tab/><text:tab/><text:tab/>Разред <text:span text:style-name="T15">Cardiida</text:span></text:p>
      <text:p text:style-name="Thesis_5f_body"><text:span text:style-name="T15"><text:tab/><text:tab/><text:tab/><text:tab/></text:span>Семейство Semelidae</text:p>
      <text:p text:style-name="Thesis_5f_body"><text:tab/><text:tab/><text:tab/><text:tab/><text:tab/><text:span text:style-name="T5">Abra alba </text:span><text:span text:style-name="T3">(W. Wood, 1802)</text:span></text:p>
      <text:p text:style-name="P2"><text:span text:style-name="T12"><text:tab/><text:tab/><text:tab/><text:tab/><text:tab/>Abra prismatica </text:span>(Montagu, 1808)</text:p>
      <text:p text:style-name="Thesis_5f_body"><text:tab/><text:tab/><text:tab/><text:tab/><text:tab/><text:span text:style-name="T12">Abra segmentum</text:span> (Récluz, 1843)</text:p>
      <text:p text:style-name="Thesis_5f_body"><text:soft-page-break/><text:span text:style-name="T15"><text:tab/><text:tab/><text:tab/><text:tab/></text:span><text:span text:style-name="T3">Семейство Cardiidae</text:span></text:p>
      <text:p text:style-name="Thesis_5f_body"><text:span text:style-name="T3"><text:tab/><text:tab/><text:tab/><text:tab/> <text:tab/></text:span><text:span text:style-name="T5">Acanthocardia tuberculata </text:span><text:span text:style-name="T3">(Linnaeus, 1758)</text:span></text:p>
      <text:p text:style-name="Thesis_5f_body"><text:span text:style-name="T3"><text:tab/><text:tab/><text:tab/><text:tab/><text:tab/></text:span><text:span text:style-name="T4">Cerastoderma edule</text:span><text:span text:style-name="T3"> (Linnaeus, 1758)</text:span></text:p>
      <text:p text:style-name="Thesis_5f_body"><text:span text:style-name="T3"><text:tab/><text:tab/><text:tab/><text:tab/><text:tab/></text:span><text:span text:style-name="T4">Cerastoderma glaucum</text:span><text:span text:style-name="T3"> (Bruguière, 1789)</text:span></text:p>
      <text:p text:style-name="Thesis_5f_body"><text:span text:style-name="T3"><text:tab/><text:tab/><text:tab/><text:tab/><text:tab/></text:span><text:span text:style-name="T4">Papillicardium papillosum</text:span><text:span text:style-name="T3"> (Poli, 1791)</text:span></text:p>
      <text:p text:style-name="Thesis_5f_body"><text:span text:style-name="T3"><text:tab/><text:tab/><text:tab/><text:tab/><text:tab/></text:span><text:span text:style-name="T4">Parvicardium exiguum</text:span><text:span text:style-name="T3"> (Gmelin, 1791)</text:span></text:p>
      <text:p text:style-name="Thesis_5f_body"><text:span text:style-name="T15"><text:tab/><text:tab/><text:tab/><text:tab/></text:span><text:span text:style-name="T3">Семейство Donacidae</text:span></text:p>
      <text:p text:style-name="Thesis_5f_body"><text:span text:style-name="T3"><text:tab/><text:tab/><text:tab/><text:tab/><text:tab/></text:span><text:span text:style-name="T4">Donax semistriatus</text:span><text:span text:style-name="T3"> Poli, 1795</text:span></text:p>
      <text:p text:style-name="Thesis_5f_body"><text:span text:style-name="T3"><text:tab/><text:tab/><text:tab/><text:tab/><text:tab/></text:span><text:span text:style-name="T4">Donax venustus</text:span><text:span text:style-name="T3"> Poli, 1795</text:span></text:p>
      <text:p text:style-name="Thesis_5f_body"><text:span text:style-name="T9"><text:tab/><text:tab/><text:tab/><text:tab/></text:span>Семейство Tellinidae</text:p>
      <text:p text:style-name="Thesis_5f_body"><text:span text:style-name="T3"><text:tab/><text:tab/><text:tab/><text:tab/><text:tab/></text:span><text:span text:style-name="T4">Tellina fabula</text:span><text:span text:style-name="T3"> Gmelin, 1791</text:span></text:p>
      <text:p text:style-name="Thesis_5f_body"><text:span text:style-name="T3"><text:tab/><text:tab/><text:tab/><text:tab/><text:tab/></text:span><text:span text:style-name="T4">Tellina tenuis</text:span><text:span text:style-name="T3"> da Costa, 1778</text:span></text:p>
      <text:p text:style-name="P7">Разред Lucinida</text:p>
      <text:p text:style-name="Thesis_5f_body"><text:tab/><text:tab/><text:tab/><text:tab/>Семейство Lucinidae</text:p>
      <text:p text:style-name="Thesis_5f_body"><text:tab/><text:tab/><text:tab/><text:tab/><text:tab/><text:span text:style-name="T4">Loripes </text:span><text:span text:style-name="T10">orbiculatus </text:span><text:span text:style-name="T9">Poli, 1791</text:span></text:p>
      <text:p text:style-name="Thesis_5f_body"><text:span text:style-name="T3"><text:tab/><text:tab/><text:tab/><text:tab/><text:tab/></text:span><text:span text:style-name="T4">Lucinella divaricata</text:span><text:span text:style-name="T3"> (Linnaeus, 1758)</text:span></text:p>
      <text:p text:style-name="Thesis_5f_body"><text:tab/><text:tab/><text:tab/>Разред Myida</text:p>
      <text:p text:style-name="Thesis_5f_body"><text:tab/><text:tab/><text:tab/><text:tab/>Семейство Corbulidae</text:p>
      <text:p text:style-name="Thesis_5f_body"><text:tab/><text:tab/><text:tab/><text:tab/><text:tab/><text:span text:style-name="T4">Lentidium mediterraneum</text:span><text:span text:style-name="T3"> (O. G. Costa, 1830)</text:span></text:p>
      <text:p text:style-name="Thesis_5f_body"><text:tab/><text:tab/><text:tab/>Разред Venerida</text:p>
      <text:p text:style-name="Thesis_5f_body"><text:tab/><text:tab/><text:tab/><text:tab/>Семейство Veneridae</text:p>
      <text:p text:style-name="Thesis_5f_body"><text:span text:style-name="T3"><text:tab/><text:tab/><text:tab/><text:tab/><text:tab/></text:span><text:span text:style-name="T4">Chamelea gallina</text:span><text:span text:style-name="T3"> (Linnaeus, 1758)</text:span></text:p>
      <text:p text:style-name="Thesis_5f_body"><text:span text:style-name="T3"><text:tab/><text:tab/><text:tab/><text:tab/><text:tab/></text:span><text:span text:style-name="T4">Gouldia minima</text:span><text:span text:style-name="T3"> (Montagu, 1803)</text:span></text:p>
      <text:p text:style-name="Thesis_5f_body"><text:span text:style-name="T3"><text:tab/><text:tab/><text:tab/><text:tab/><text:tab/></text:span><text:span text:style-name="T4">Irus irus</text:span><text:span text:style-name="T3"> (Linnaeus, 1758)</text:span></text:p>
      <text:p text:style-name="Thesis_5f_body"><text:span text:style-name="T3"><text:tab/><text:tab/><text:tab/><text:tab/><text:tab/></text:span><text:span text:style-name="T4">Pitar rudis</text:span><text:span text:style-name="T3"> (Poli, 1795)</text:span></text:p>
      <text:p text:style-name="Thesis_5f_body"><text:span text:style-name="T3"><text:tab/><text:tab/><text:tab/><text:tab/><text:tab/></text:span><text:span text:style-name="T4">Polititapes aureus</text:span><text:span text:style-name="T3"> (Gmelin, 1791)</text:span></text:p>
      <text:p text:style-name="P3"/>
      <text:p text:style-name="Thesis_5f_body"><text:span text:style-name="T9"><text:tab/><text:tab/><text:tab/><text:tab/></text:span><text:span text:style-name="T3">Семейство Kelliidae</text:span></text:p>
      <text:p text:style-name="Thesis_5f_body"><text:span text:style-name="T3"><text:tab/><text:tab/><text:tab/><text:tab/><text:tab/></text:span><text:span text:style-name="T4">Kellia suborbicularis</text:span><text:span text:style-name="T3"> (Montagu, 1803)</text:span></text:p>
      <text:p text:style-name="Thesis_5f_body"><text:span text:style-name="T15"><text:tab/><text:tab/><text:tab/><text:tab/></text:span><text:span text:style-name="T3">Семейство Mactridae</text:span></text:p>
      <text:p text:style-name="Thesis_5f_body"><text:span text:style-name="T3"><text:tab/><text:tab/><text:tab/><text:tab/><text:tab/></text:span><text:span text:style-name="T4">Mactra stultorum</text:span><text:span text:style-name="T3"> (Linnaeus, 1758)</text:span></text:p>
      <text:p text:style-name="Thesis_5f_body"><text:span text:style-name="T3"><text:tab/><text:tab/><text:tab/><text:tab/><text:tab/></text:span><text:span text:style-name="T4">Spisula subtruncata</text:span><text:span text:style-name="T3"> (da Costa, 1778)</text:span></text:p>
      <text:p text:style-name="Thesis_5f_body"><text:tab/><text:tab/>Подклас Pteriomorphia</text:p>
      <text:p text:style-name="Thesis_5f_body"><text:tab/><text:tab/><text:tab/>Разред Arcida</text:p>
      <text:p text:style-name="Thesis_5f_body"><text:tab/><text:tab/><text:tab/><text:tab/>Семейство Arcidae</text:p>
      <text:p text:style-name="Thesis_5f_body"><text:span text:style-name="T3"><text:tab/><text:tab/><text:tab/><text:tab/><text:tab/></text:span><text:span text:style-name="T4">Anadara kagoshimensis</text:span><text:span text:style-name="T3"> (Tokunaga, 1906)</text:span></text:p>
      <text:p text:style-name="Thesis_5f_body"><text:span text:style-name="T9"><text:tab/><text:tab/><text:tab/></text:span>Разред Mytiloida</text:p>
      <text:p text:style-name="Thesis_5f_body"><text:tab/><text:tab/><text:tab/><text:tab/>Семейство Mytilidae</text:p>
      <text:p text:style-name="Thesis_5f_body"><text:tab/><text:tab/><text:tab/><text:tab/><text:tab/><text:span text:style-name="T4">Mytilaster lineatus</text:span><text:span text:style-name="T3"> (Gmelin, 1791)</text:span></text:p>
      <text:p text:style-name="Thesis_5f_body"><text:tab/><text:tab/><text:tab/><text:tab/><text:tab/><text:span text:style-name="T4">Mytilus galloprovincialis</text:span><text:span text:style-name="T3"> Lamarck, 1819</text:span></text:p>
      <text:p text:style-name="P6"/>
      <text:p text:style-name="Thesis_5f_body"><text:tab/><text:span text:style-name="T2">Клас Gastropoda</text:span></text:p>
      <text:p text:style-name="Thesis_5f_body"><text:tab/><text:tab/>Подклас Caenogastropoda</text:p>
      <text:p text:style-name="Thesis_5f_body"><text:tab/><text:tab/><text:tab/>Разред Caenogastropoda</text:p>
      <text:p text:style-name="Thesis_5f_body"><text:tab/><text:tab/><text:tab/><text:tab/>Семейство Cerithiidae</text:p>
      <text:p text:style-name="Thesis_5f_body"><text:tab/><text:tab/><text:tab/><text:tab/><text:tab/><text:span text:style-name="T4">Bittium reticulatum</text:span><text:span text:style-name="T3"> (da Costa, 1778)</text:span></text:p>
      <text:p text:style-name="Thesis_5f_body"><text:tab/><text:tab/><text:tab/>Разред Littorinimorpha</text:p>
      <text:p text:style-name="Thesis_5f_body"><text:tab/><text:tab/><text:tab/><text:tab/>Семейство Caecidae</text:p>
      <text:p text:style-name="Thesis_5f_body"><text:span text:style-name="T3"><text:tab/><text:tab/><text:tab/><text:tab/><text:tab/></text:span><text:span text:style-name="T4">Caecum armoricum</text:span><text:span text:style-name="T3"> de Folin, 1869</text:span></text:p>
      <text:p text:style-name="Thesis_5f_body"><text:span text:style-name="T3"><text:tab/><text:tab/><text:tab/><text:tab/><text:tab/></text:span><text:span text:style-name="T4">Caecum trachea</text:span><text:span text:style-name="T3"> (Montagu, 1803)</text:span></text:p>
      <text:p text:style-name="P2"><text:tab/><text:tab/><text:tab/><text:tab/>Семейство Calyptraeidae</text:p>
      <text:p text:style-name="Thesis_5f_body"><text:span text:style-name="T3"><text:tab/><text:tab/><text:tab/><text:tab/><text:tab/></text:span><text:span text:style-name="T4">Calyptraea chinensis</text:span><text:span text:style-name="T3"> (Linnaeus, 1758)</text:span></text:p>
      <text:p text:style-name="P2"><text:tab/><text:tab/><text:tab/><text:tab/>Семейство Hydrobiidae</text:p>
      <text:p text:style-name="Thesis_5f_body"><text:span text:style-name="T3"><text:tab/><text:tab/><text:tab/><text:tab/><text:tab/></text:span><text:span text:style-name="T4">Hydrobia acuta</text:span><text:span text:style-name="T3"> (Draparnaud, 1805)</text:span></text:p>
      <text:p text:style-name="P2"><text:tab/><text:tab/><text:tab/><text:tab/>Семейство Rissoidae</text:p>
      <text:p text:style-name="Thesis_5f_body"><text:span text:style-name="T3"><text:tab/><text:tab/><text:tab/><text:tab/><text:tab/></text:span><text:span text:style-name="T4">Rissoa membranacea</text:span><text:span text:style-name="T3"> (J. Adams, 1800)</text:span></text:p>
      <text:p text:style-name="Thesis_5f_body"><text:span text:style-name="T3"><text:tab/><text:tab/><text:tab/><text:tab/><text:tab/></text:span><text:span text:style-name="T4">Rissoa splendida</text:span><text:span text:style-name="T3"> Eichwald, 1830</text:span></text:p>
      <text:p text:style-name="P2"><text:tab/><text:tab/><text:tab/>Разред Neogastropoda</text:p>
      <text:p text:style-name="P2"><text:tab/><text:tab/><text:tab/><text:tab/>Семейство Mangeliidae</text:p>
      <text:p text:style-name="Thesis_5f_body"><text:soft-page-break/><text:span text:style-name="T3"><text:tab/><text:tab/><text:tab/><text:tab/><text:tab/></text:span><text:span text:style-name="T4">Cytharella costulata</text:span><text:span text:style-name="T3"> (Dunker, 1860)</text:span></text:p>
      <text:p text:style-name="P2"><text:tab/><text:tab/><text:tab/><text:tab/>Семейство Muricidae</text:p>
      <text:p text:style-name="Thesis_5f_body"><text:span text:style-name="T3"><text:tab/><text:tab/><text:tab/><text:tab/><text:tab/></text:span><text:span text:style-name="T4">Rapana venosa</text:span><text:span text:style-name="T3"> (Valenciennes, 1846)</text:span></text:p>
      <text:p text:style-name="Thesis_5f_body"><text:tab/><text:tab/><text:tab/><text:tab/>Семейство Nassariidae</text:p>
      <text:p text:style-name="Thesis_5f_body"><text:span text:style-name="T3"><text:tab/><text:tab/><text:tab/><text:tab/><text:tab/></text:span><text:span text:style-name="T4">Nassarius reticulatus</text:span><text:span text:style-name="T3"> (Linnaeus, 1758)</text:span></text:p>
      <text:p text:style-name="P8"><text:span text:style-name="T10">Tritia</text:span><text:span text:style-name="T4"> neritea</text:span><text:span text:style-name="T3"> (Linnaeus, 1758)</text:span></text:p>
      <text:p text:style-name="Thesis_5f_body"><text:span text:style-name="T3"><text:tab/><text:tab/><text:tab/><text:tab/><text:tab/></text:span><text:span text:style-name="T10">Tritia</text:span><text:span text:style-name="T4"> pellucida</text:span><text:span text:style-name="T3"> </text:span><text:span text:style-name="T9">(</text:span><text:span text:style-name="T3">Risso, 1826</text:span><text:span text:style-name="T9">)</text:span></text:p>
      <text:p text:style-name="P2"><text:tab/><text:tab/>Подклас Heterobranchia</text:p>
      <text:p text:style-name="P2"><text:tab/><text:tab/><text:tab/>Разред Cephalaspidea</text:p>
      <text:p text:style-name="P2"><text:tab/><text:tab/><text:tab/><text:tab/>Семейство Retusidae</text:p>
      <text:p text:style-name="Thesis_5f_body"><text:span text:style-name="T3"><text:tab/><text:tab/><text:tab/><text:tab/><text:tab/></text:span><text:span text:style-name="T4">Retusa truncatula</text:span><text:span text:style-name="T3"> (Bruguière, 1792)</text:span></text:p>
      <text:p text:style-name="Thesis_5f_body"><text:span text:style-name="T3"><text:tab/><text:tab/><text:tab/><text:tab/><text:tab/></text:span><text:span text:style-name="T4">Retusa variabilis </text:span><text:span text:style-name="T3">(Milaschewitsch, 1912)</text:span></text:p>
      <text:p text:style-name="Thesis_5f_body"><text:tab/><text:tab/><text:tab/><text:span text:style-name="T14">Инфраклас Heterobranchia</text:span><text:tab/></text:p>
      <text:p text:style-name="Thesis_5f_body"><text:tab/><text:tab/><text:tab/><text:tab/>Семейство Pyramidellidae</text:p>
      <text:p text:style-name="Thesis_5f_body"><text:span text:style-name="T3"><text:tab/><text:tab/><text:tab/><text:tab/><text:tab/></text:span><text:span text:style-name="T4">Brachystomia scalaris</text:span><text:span text:style-name="T3"> (MacGillivray, 1843)</text:span></text:p>
      <text:p text:style-name="Thesis_5f_body"><text:span text:style-name="T3"><text:tab/><text:tab/><text:tab/><text:tab/><text:tab/></text:span><text:span text:style-name="T4">Odostomia plicata</text:span><text:span text:style-name="T3"> (Montagu, 1803)</text:span></text:p>
      <text:p text:style-name="Thesis_5f_body"><text:span text:style-name="T3"><text:tab/><text:tab/><text:tab/><text:tab/><text:tab/></text:span><text:span text:style-name="T4">Parthenina interstincta</text:span><text:span text:style-name="T3"> (J. Adams, 1797)</text:span></text:p>
      <text:p text:style-name="P2"><text:tab/><text:tab/>Подклас Vetigastropoda</text:p>
      <text:p text:style-name="P2"><text:tab/><text:tab/><text:tab/><text:tab/>Семейство Phasianellidae</text:p>
      <text:p text:style-name="Thesis_5f_body"><text:span text:style-name="T3"><text:tab/><text:tab/><text:tab/><text:tab/><text:tab/></text:span><text:span text:style-name="T4">Tricolia pullus</text:span><text:span text:style-name="T3"> (Linnaeus, 1758)</text:span></text:p>
      <text:p text:style-name="P2"><text:tab/><text:tab/><text:tab/><text:tab/>Семейство Trochidae</text:p>
      <text:p text:style-name="Thesis_5f_body"><text:span text:style-name="T3"><text:tab/><text:tab/><text:tab/><text:tab/><text:tab/></text:span><text:span text:style-name="T4">Gibbula divaricata</text:span><text:span text:style-name="T3"> (Linnaeus, 1758)</text:span></text:p>
      <text:p text:style-name="Thesis_5f_body"><text:tab/><text:span text:style-name="T2">Клас Polyplacophora</text:span></text:p>
      <text:p text:style-name="Thesis_5f_body"><text:tab/><text:tab/>Подклас Neoloricata</text:p>
      <text:p text:style-name="Thesis_5f_body"><text:tab/><text:tab/><text:tab/>Разред Chitonida</text:p>
      <text:p text:style-name="Thesis_5f_body"><text:tab/><text:tab/><text:tab/><text:tab/>Семейство Lepidochitonidae</text:p>
      <text:p text:style-name="Thesis_5f_body"><text:tab/><text:tab/><text:tab/><text:tab/><text:tab/><text:span text:style-name="T4">Lepidochitona (Lepidochitona) cinerea</text:span><text:span text:style-name="T3"> (Linnaeus, 1767)</text:span></text:p>
      <text:p text:style-name="Thesis_5f_body"/>
      <text:p text:style-name="P1">Тип Nemertea</text:p>
      <text:p text:style-name="Thesis_5f_body"><text:tab/><text:tab/><text:tab/><text:tab/><text:tab/>Nemertea g.sp.</text:p>
      <text:p text:style-name="Thesis_5f_body"/>
      <text:p text:style-name="P1">Тип Phoronida</text:p>
      <text:p text:style-name="Thesis_5f_body"><text:tab/><text:tab/><text:tab/><text:tab/><text:tab/>Phoronida g.sp.</text:p>
      <text:p text:style-name="Thesis_5f_body"/>
      <text:p text:style-name="P1">Тип Platyhelminthes</text:p>
      <text:p text:style-name="Thesis_5f_body"><text:tab/><text:span text:style-name="T2">Клас Turbellaria</text:span></text:p>
      <text:p text:style-name="Thesis_5f_body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, Arial" style:font-family-generic="swiss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FreeSans1" style:font-family-complex="FreeSans, 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1" style:font-family-complex="FreeSans, Arial" style:font-family-generic-complex="swiss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1" style:font-family-complex="FreeSans, Arial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FreeSans1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_20__28_user_29_" style:class="text">
      <style:paragraph-properties fo:margin-top="0.423cm" fo:margin-bottom="0.212cm" style:contextual-spacing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class="text">
      <style:paragraph-properties fo:margin-top="0.247cm" fo:margin-bottom="0.212cm" style:contextual-spacing="false"/>
      <style:text-properties fo:color="#808080" style:font-name="Liberation Sans" fo:font-family="'Liberation Sans'" style:font-family-generic="swiss" style:font-pitch="variable" fo:font-size="14pt" fo:font-weight="bold" style:font-size-asian="14pt" style:font-weight-asian="bold" style:font-name-complex="Liberation Sans" style:font-family-complex="'Liberation Sans'" style:font-family-generic-complex="swiss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_20__28_user_29_" style:class="text">
      <style:paragraph-properties fo:margin-top="0.212cm" fo:margin-bottom="0.212cm" style:contextual-spacing="false"/>
      <style:text-properties fo:color="#808080" fo:font-style="italic" fo:font-weight="bold" style:font-style-asian="italic" style:font-weight-asian="bold" style:font-style-complex="italic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Quotations" style:family="paragraph" style:parent-style-name="Standard_20__28_user_29_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_20__28_user_29_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hesis_5f_body" style:display-name="Thesis_body" style:family="paragraph" style:parent-style-name="Standard_20__28_user_29_">
      <style:paragraph-properties fo:text-align="justify" style:justify-single-word="false" fo:orphans="2" fo:widows="2" fo:background-color="transparent" text:number-lines="false" text:line-number="0">
        <style:background-image/>
      </style:paragraph-properties>
      <style:text-properties style:font-name="Times New Roman" fo:font-family="'Times New Roman'" style:font-family-generic="roman" style:font-pitch="variable" fo:font-size="10.5pt" fo:language="bg" fo:country="BG" style:font-size-asian="10.5pt" style:font-name-complex="Times New Roman" style:font-family-complex="'Times New Roman'" style:font-family-generic-complex="roman" style:font-pitch-complex="variable"/>
    </style:style>
    <style:style style:name="Thesis_5f_Heading1" style:display-name="Thesis_Heading1" style:family="paragraph" style:parent-style-name="Heading_20_1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8pt" fo:language="bg" fo:country="BG" style:font-size-asian="18pt" style:font-name-complex="Times New Roman" style:font-family-complex="'Times New Roman'" style:font-family-generic-complex="roman" style:font-pitch-complex="variable" style:font-weight-complex="bold"/>
    </style:style>
    <style:style style:name="Thesis_5f_Title" style:display-name="Thesis_Title" style:family="paragraph" style:parent-style-name="Title">
      <style:paragraph-properties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20pt" style:font-size-asian="20pt" style:font-name-complex="Times New Roman" style:font-family-complex="'Times New Roman'" style:font-family-generic-complex="roman" style:font-pitch-complex="variable" style:font-weight-complex="bold"/>
    </style:style>
    <style:style style:name="Thesis_5f_Heading2" style:display-name="Thesis_Heading2" style:family="paragraph" style:parent-style-name="Heading_20_2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6pt" fo:language="bg" fo:country="BG" style:font-size-asian="16pt" style:font-name-complex="Times New Roman" style:font-family-complex="'Times New Roman'" style:font-family-generic-complex="roman" style:font-pitch-complex="variable" style:font-weight-complex="bold"/>
    </style:style>
    <style:style style:name="Thesis_5f_Heading3" style:display-name="Thesis_Heading3" style:family="paragraph" style:parent-style-name="Heading_20_3">
      <style:paragraph-properties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4pt" fo:language="bg" fo:country="BG" style:font-size-asian="14pt" style:font-name-complex="Times New Roman" style:font-family-complex="'Times New Roman'" style:font-family-generic-complex="roman" style:font-pitch-complex="variable"/>
    </style:style>
    <style:style style:name="Thesis_5f_Heading4" style:display-name="Thesis_Heading4" style:family="paragraph" style:parent-style-name="Heading_20_4" style:default-outline-level="4" style:list-style-name="WW8Num3">
      <style:paragraph-properties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3pt" fo:font-style="normal" style:font-size-asian="13pt" style:font-style-asian="normal" style:font-name-complex="Times New Roman" style:font-family-complex="'Times New Roman'" style:font-family-generic-complex="roman" style:font-pitch-complex="variable" style:font-weight-complex="normal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>
      <style:paragraph-properties fo:text-align="justify" style:justify-single-word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10pt" fo:language="bg" fo:country="BG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/>
    </style:style>
    <style:style style:name="Thesis_5f_bibliography" style:display-name="Thesis_bibliography" style:family="paragraph" style:parent-style-name="Bibliography_20_1">
      <style:paragraph-properties fo:text-align="justify" style:justify-single-word="false" fo:orphans="2" fo:widows="2" fo:background-color="transparent">
        <style:background-image/>
      </style:paragraph-properties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1" style:display-name="Thesis_contents1" style:family="paragraph" style:parent-style-name="Contents_20_2">
      <style:text-properties style:font-name="Times New Roman" fo:font-family="'Times New Roman'" style:font-family-generic="roman" style:font-pitch="variable" fo:font-size="14pt" fo:language="bg" fo:country="BG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Thesis_5f_contents2" style:display-name="Thesis_contents2" style:family="paragraph" style:parent-style-name="Contents_20_2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contents4" style:display-name="Thesis_contents4" style:family="paragraph" style:parent-style-name="Contents_20_4">
      <style:text-properties style:font-name="Times New Roman" fo:font-family="'Times New Roman'" style:font-family-generic="roman" style:font-pitch="variable" fo:language="bg" fo:country="BG" style:font-name-complex="Times New Roman" style:font-family-complex="'Times New Roman'" style:font-family-generic-complex="roman" style:font-pitch-complex="variable"/>
    </style:style>
    <style:style style:name="Thesis_5f_TOC_5f_heading" style:display-name="Thesis_TOC_heading" style:family="paragraph" style:parent-style-name="Contents_20_Heading">
      <style:text-properties style:font-name="Times New Roman" fo:font-family="'Times New Roman'" style:font-family-generic="roman" style:font-pitch="variable" fo:font-size="18pt" style:font-size-asian="18pt" style:font-name-complex="Times New Roman" style:font-family-complex="'Times New Roman'" style:font-family-generic-complex="roman" style:font-pitch-complex="variable" style:font-weight-complex="bold"/>
    </style:style>
    <style:style style:name="Thesis_5f_subtitle" style:display-name="Thesis_subtitle" style:family="paragraph" style:parent-style-name="Subtitle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/>
    </style:style>
    <style:style style:name="Header_20_right_20__28_user_29_" style:display-name="Header right (user)" style:family="paragraph" style:parent-style-name="Standard_20__28_user_29_">
      <style:paragraph-properties text:number-lines="false" text:line-number="0"/>
    </style:style>
    <style:style style:name="Thesis_5f_headerRight" style:display-name="Thesis_headerRight" style:family="paragraph" style:parent-style-name="Header_20_right_20__28_user_29_">
      <style:text-properties style:font-name="Times New Roman" fo:font-family="'Times New Roman'" style:font-family-generic="roman" style:font-pitch="variable" fo:font-size="10.5pt" fo:language="bg" fo:country="BG" fo:font-weight="bold" style:font-size-asian="10.5pt" style:font-weight-asian="bold" style:font-name-complex="Times New Roman" style:font-family-complex="'Times New Roman'" style:font-family-generic-complex="roman" style:font-pitch-complex="variabl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_20__28_user_29_" style:display-name="Header left (user)" style:family="paragraph" style:parent-style-name="Standard_20__28_user_29_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text:style-name="WW8Num3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text:style-name="WW8Num3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text:style-name="WW8Num3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text:style-name="WW8Num3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text:style-name="WW8Num3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text:style-name="WW8Num3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text:style-name="WW8Num3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WW8Num3z1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WW8Num3z2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3z3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5" text:style-name="WW8Num3z4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6" text:style-name="WW8Num3z5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3z6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8" text:style-name="WW8Num3z7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9" text:style-name="WW8Num3z8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5-12-24T18:41:00</meta:creation-date>
    <dc:creator>stefi</dc:creator>
    <dc:date>2016-05-20T12:31:00</dc:date>
    <meta:editing-cycles>15</meta:editing-cycles>
    <meta:editing-duration>PT9H16M</meta:editing-duration>
    <meta:document-statistic meta:table-count="0" meta:image-count="0" meta:object-count="0" meta:page-count="6" meta:paragraph-count="321" meta:word-count="971" meta:character-count="9665" meta:non-whitespace-character-count="7711"/>
    <meta:generator>LibreOffice/4.2.8.2$Linux_X86_64 LibreOffice_project/420m0$Build-2</meta:generator>
  </office:meta>
</office:document-meta>
</file>